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a009" officeooo:paragraph-rsid="001ea009" style:font-size-asian="14pt" style:font-size-complex="16pt"/>
    </style:style>
    <style:style style:name="P2" style:family="paragraph" style:parent-style-name="Standard">
      <style:text-properties fo:font-size="16pt" officeooo:rsid="00203ec1" officeooo:paragraph-rsid="00203ec1" style:font-size-asian="14pt" style:font-size-complex="16pt"/>
    </style:style>
    <style:style style:name="P3" style:family="paragraph" style:parent-style-name="Text_20_body">
      <style:text-properties fo:font-size="16pt" officeooo:rsid="001ea009" officeooo:paragraph-rsid="001ea009" style:font-size-asian="14pt" style:font-size-complex="16pt"/>
    </style:style>
    <style:style style:name="P4" style:family="paragraph" style:parent-style-name="Text_20_body" style:list-style-name="L1">
      <style:text-properties fo:font-size="16pt" officeooo:rsid="001ea009" style:font-size-asian="14pt" style:font-size-complex="16pt"/>
    </style:style>
    <style:style style:name="P5" style:family="paragraph" style:parent-style-name="Standard">
      <style:text-properties fo:font-size="16pt" officeooo:rsid="00241f2b" officeooo:paragraph-rsid="00241f2b" style:font-size-asian="14pt" style:font-size-complex="16pt"/>
    </style:style>
    <style:style style:name="P6" style:family="paragraph" style:parent-style-name="Standard">
      <style:text-properties fo:font-size="16pt" officeooo:rsid="002041b8" officeooo:paragraph-rsid="002041b8" style:font-size-asian="14pt" style:font-size-complex="16pt"/>
    </style:style>
    <style:style style:name="T1" style:family="text">
      <style:text-properties officeooo:rsid="00203ec1"/>
    </style:style>
    <style:style style:name="T2" style:family="text">
      <style:text-properties officeooo:rsid="0021d639"/>
    </style:style>
    <style:style style:name="T3" style:family="text">
      <style:text-properties officeooo:rsid="002616b9"/>
    </style:style>
    <style:style style:name="T4" style:family="text">
      <style:text-properties officeooo:rsid="002041b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kó Kevin Medox, Klics Botond, Zirkl Erik</text:p>
      <text:p text:style-name="P2">Pénzügyi nyilvántartó rendszer – Dokumentálás</text:p>
      <text:p text:style-name="P2"/>
      <text:p text:style-name="P2"/>
      <text:p text:style-name="P1">A pénzügyi nyilvántartó rendszer projekt célja, hogy átlátható, pontos és biztonságos módon rögzítse, kezelje és elemezze a vállalat vagy magánszemély pénzügyi adatait, ezzel támogatva a hatékony döntéshozatalt és a jogszabályi megfelelést.</text:p>
      <text:p text:style-name="P1"/>
      <text:p text:style-name="P3"><text:span text:style-name="T1">F</text:span>ő funkciók </text:p>
      <text:list text:style-name="L1">
        <text:list-item>
          <text:p text:style-name="P4"><text:span text:style-name="Strong_20_Emphasis">Bejelentkezés és regisztráció</text:span> – <text:span text:style-name="T2">B</text:span>iztonságos hozzáférés személyes fiókhoz.</text:p>
        </text:list-item>
        <text:list-item>
          <text:p text:style-name="P4"><text:span text:style-name="Strong_20_Emphasis">Pénzügyi adatok rögzítése</text:span> – <text:span text:style-name="T2">B</text:span>evételek, kiadások, tranzakciók <text:span text:style-name="T1">rö</text:span><text:span text:style-name="T2">g</text:span><text:span text:style-name="T1">zítése</text:span>.</text:p>
        </text:list-item>
        <text:list-item>
          <text:p text:style-name="P4"><text:span text:style-name="Strong_20_Emphasis">Kategorizálás</text:span> – <text:span text:style-name="T2">T</text:span>ételek besorolása (pl. élelmiszer, lakhatás, bér).</text:p>
        </text:list-item>
        <text:list-item>
          <text:p text:style-name="P4"><text:span text:style-name="Strong_20_Emphasis">Kimutatások és statisztikák</text:span> – <text:span text:style-name="T2">G</text:span>rafikonok, összesítések a pénzügyi helyzetről.</text:p>
        </text:list-item>
        <text:list-item>
          <text:p text:style-name="P4"><text:span text:style-name="Strong_20_Emphasis">Keresés és szűrés</text:span> – <text:span text:style-name="T2">T</text:span>ranzakciók gyors megtalálása dátum, kategória vagy összeg alapján.</text:p>
        </text:list-item>
        <text:list-item>
          <text:p text:style-name="P4"><text:span text:style-name="Strong_20_Emphasis">Riportok exportálása</text:span> – PDF, Excel vagy más formátumban.</text:p>
        </text:list-item>
        <text:list-item>
          <text:p text:style-name="P4"><text:span text:style-name="Strong_20_Emphasis">Értesítések és emlékeztetők</text:span> – <text:span text:style-name="T1">S</text:span>zámlafizetési határidők előtt.</text:p>
        </text:list-item>
        <text:list-item>
          <text:p text:style-name="P4"><text:span text:style-name="Strong_20_Emphasis">Beállítások és testreszabás</text:span> – <text:span text:style-name="T1">Pé</text:span>nznem, nyelv, <text:span text:style-name="T1">stb.</text:span></text:p>
        </text:list-item>
      </text:list>
      <text:p text:style-name="P1"/>
      <text:p text:style-name="P5">Az alkalmazás a következő technológiákból fog állni: <text:span text:style-name="T3">REACT</text:span>, CSS, Javascript, MySQL</text:p>
      <text:p text:style-name="P1"/>
      <text:p text:style-name="P2">Frontend, <text:span text:style-name="T4">Designer</text:span>: Klics Botond</text:p>
      <text:p text:style-name="P2">Backend: Bakó Kevin Medox</text:p>
      <text:p text:style-name="P6">Adatbázis, PM: Zirkl Eri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09:31:20.063024100</meta:creation-date>
    <dc:date>2025-11-14T09:52:49.319144800</dc:date>
    <meta:editing-duration>PT19M30S</meta:editing-duration>
    <meta:editing-cycles>6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6" meta:word-count="134" meta:character-count="1060" meta:non-whitespace-character-count="940"/>
  </office:meta>
</office:document-meta>
</file>